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735ff"/>
    </style:style>
    <style:style style:name="T2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3" text:outline-level="3"><text:bookmark-start text:name="__RefHeading___Toc62842_1640206654"/><text:alphabetical-index-mark-start text:id="IMark91529764"/>L<text:span text:style-name="T1">eeren</text:span> des Papierkorbs<text:bookmark-end text:name="__RefHeading___Toc62842_1640206654"/><text:alphabetical-index-mark-end text:id="IMark91529764"/></text:h>
        <text:p text:style-name="Textkörper_20_Einrückung_20_Organon">Der Papierkorb wird durch einen Klick auf das Symbol in der Menuleiste geleert.</text:p>
        <text:p text:style-name="Textkörper_20_Einrückung_20_Organon">Oder den Eintrag Bearbeiten / Papierkorb leeren klicken.</text:p>
        <text:p text:style-name="Textkörper_20_Einrückung_20_Organon"/>
        <text:p text:style-name="Textkörper_20_Einrückung_20_Organon"><text:span text:style-name="T2">Vorsicht</text:span>: Diese Aktion kann nicht rückgängig gemacht werden. (Aber Vorsicht war ja noch die Mother of Invention) </text:p>
        <text:p text:style-name="Textkörper_20_Einrückung_20_Organon">Zum Wiederherstellen von Dateien und Ordnern im Papierkorb, können diese einfach wieder in das Projekt gezogen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43.924000000</dc:date>
    <meta:editing-duration>P0D</meta:editing-duration>
    <meta:editing-cycles>1</meta:editing-cycles>
    <meta:document-statistic meta:table-count="0" meta:image-count="0" meta:object-count="0" meta:page-count="1" meta:paragraph-count="5" meta:word-count="58" meta:character-count="388" meta:non-whitespace-character-count="334"/>
    <meta:generator>LibreOffice/5.0.4.2$Windows_x86 LibreOffice_project/2b9802c1994aa0b7dc6079e128979269cf95bc78</meta:generator>
  </office:meta>
</office:document-meta>
</file>